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nique Vals</text:p>
          </table:table-cell>
          <table:table-cell table:style-name="ce3"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about_the_g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float" office:value="6615" calcext:value-type="float">
            <text:p>6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‘total’ as int from dict, get len(‘highlighted’) as int from dict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12037" calcext:value-type="float">
            <text:p>12037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float" office:value="11813" calcext:value-type="float">
            <text:p>11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dict’s – boolean if descrip avail for: see NB</text:p>
          </table:table-cell>
        </table:table-row>
        <table:table-row table:style-name="ro1">
          <table:table-cell office:value-type="string" calcext:value-type="string">
            <text:p>controller_support</text:p>
          </table:table-cell>
          <table:table-cell office:value-type="float" office:value="3391" calcext:value-type="float">
            <text:p>3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ther ‘full’ or missing – boolean</text:p>
          </table:table-cell>
        </table:table-row>
        <table:table-row table:style-name="ro1">
          <table:table-cell office:value-type="string" calcext:value-type="string">
            <text:p>demo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– use count (DemoCount)</text:p>
          </table:table-cell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5" calcext:value-type="float">
            <text:p>1123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evelopers</text:p>
          </table:table-cell>
          <table:table-cell office:value-type="float" office:value="11402" calcext:value-type="float">
            <text:p>11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strings – 3 field: MainDev, OtherDevs, DevCount = d[0], d[1:], len(d)</text:p>
          </table:table-cell>
        </table:table-row>
        <table:table-row table:style-name="ro1">
          <table:table-cell office:value-type="string" calcext:value-type="string">
            <text:p>dlc</text:p>
          </table:table-cell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ID’s – use count</text:p>
          </table:table-cell>
        </table:table-row>
        <table:table-row table:style-name="ro1">
          <table:table-cell office:value-type="string" calcext:value-type="string">
            <text:p>drm_notice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ext_user_account_notice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enres</text:p>
          </table:table-cell>
          <table:table-cell office:value-type="float" office:value="11294" calcext:value-type="float">
            <text:p>1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dict’s – use description to discretize: see notebook</text:p>
          </table:table-cell>
        </table:table-row>
        <table:table-row table:style-name="ro1">
          <table:table-cell office:value-type="string" calcext:value-type="string">
            <text:p>header_im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s_free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legal_notice</text:p>
          </table:table-cell>
          <table:table-cell office:value-type="float" office:value="5137" calcext:value-type="float">
            <text:p>5137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inux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rements – see nb for description</text:p>
          </table:table-cell>
        </table:table-row>
        <table:table-row table:style-name="ro1">
          <table:table-cell office:value-type="string" calcext:value-type="string">
            <text:p>ma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rements – see nb for description</text:p>
          </table:table-cell>
        </table:table-row>
        <table:table-row table:style-name="ro1">
          <table:table-cell office:value-type="string" calcext:value-type="string">
            <text:p>metacritic</text:p>
          </table:table-cell>
          <table:table-cell office:value-type="float" office:value="2263" calcext:value-type="float">
            <text:p>2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t – extract key ‘score’ as int – blank on missing/failure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10429" calcext:value-type="float">
            <text:p>1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list of dict’s into cou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package_group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10193" calcext:value-type="float">
            <text:p>10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atform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ce_overview</text:p>
          </table:table-cell>
          <table:table-cell office:value-type="float" office:value="10008" calcext:value-type="float">
            <text:p>10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sher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mmendations</text:p>
          </table:table-cell>
          <table:table-cell office:value-type="float" office:value="4832" calcext:value-type="float">
            <text:p>4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ease_dat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quired_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3178" calcext:value-type="float">
            <text:p>3178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creenshots</text:p>
          </table:table-cell>
          <table:table-cell office:value-type="float" office:value="11336" calcext:value-type="float">
            <text:p>11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rt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team_appid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8" calcext:value-type="float">
            <text:p>11888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upport_info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orted_languages</text:p>
          </table:table-cell>
          <table:table-cell office:value-type="float" office:value="12003" calcext:value-type="float">
            <text:p>1200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Text – strip out HTM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float" office:value="12037" calcext:value-type="float">
            <text:p>12037</text:p>
          </table:table-cell>
          <table:table-cell office:value-type="float" office:value="7994" calcext:value-type="float">
            <text:p>7994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3:49:41.88517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26:00.674271481</meta:creation-date>
    <dc:date>2016-10-19T17:48:43.274603315</dc:date>
    <meta:editing-duration>PT3H55M43S</meta:editing-duration>
    <meta:editing-cycles>13</meta:editing-cycles>
    <meta:generator>LibreOffice/5.1.4.2$Linux_X86_64 LibreOffice_project/10m0$Build-2</meta:generator>
    <meta:document-statistic meta:table-count="1" meta:cell-count="142" meta:object-count="0"/>
  </office:meta>
</office:document-meta>
</file>